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ce1" office:value-type="string">
            <text:p>A M <text:s/>I</text:p>
          </table:table-cell>
          <table:table-cell table:number-columns-repeated="2"/>
          <table:table-cell table:style-name="ce1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>
            <text:p>nº</text:p>
          </table:table-cell>
          <table:table-cell office:value-type="string">
            <text:p>1ra. Freq.</text:p>
          </table:table-cell>
          <table:table-cell/>
          <table:table-cell table:style-name="ce1"/>
          <table:table-cell office:value-type="string">
            <text:p>nº</text:p>
          </table:table-cell>
          <table:table-cell office:value-type="string">
            <text:p>1ra. Freq.</text:p>
          </table:table-cell>
          <table:table-cell table:style-name="ce1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9093">
            <text:p>2909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155">
            <text:p>915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9273">
            <text:p>2927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689">
            <text:p>1268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9329">
            <text:p>2932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899">
            <text:p>1289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9338">
            <text:p>2933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901">
            <text:p>1290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9604">
            <text:p>2960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104">
            <text:p>2010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9782">
            <text:p>2978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732">
            <text:p>2073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9801">
            <text:p>2980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717">
            <text:p>22717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9900">
            <text:p>29900</text:p>
          </table:table-cell>
          <table:table-cell office:value-type="float" office:value="9.5">
            <text:p>9.5</text:p>
          </table:table-cell>
          <table:table-cell/>
        </table:table-row>
        <table:table-row table:style-name="ro1">
          <table:table-cell office:value-type="float" office:value="22810">
            <text:p>228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0117">
            <text:p>3011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381">
            <text:p>24381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30133">
            <text:p>3013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4840">
            <text:p>24840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0699">
            <text:p>30699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5026">
            <text:p>25026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1159">
            <text:p>3115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889">
            <text:p>25889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1281">
            <text:p>3128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909">
            <text:p>25909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1498">
            <text:p>31498</text:p>
          </table:table-cell>
          <table:table-cell office:value-type="float" office:value="5.5">
            <text:p>5.5</text:p>
          </table:table-cell>
          <table:table-cell/>
        </table:table-row>
        <table:table-row table:style-name="ro1">
          <table:table-cell office:value-type="float" office:value="26081">
            <text:p>2608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1511">
            <text:p>3151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6229">
            <text:p>26229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1523">
            <text:p>3152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6484">
            <text:p>2648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1565">
            <text:p>3156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552">
            <text:p>2655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1593">
            <text:p>3159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779">
            <text:p>26779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1643">
            <text:p>3164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804">
            <text:p>2680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31662">
            <text:p>3166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6874">
            <text:p>2687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1677">
            <text:p>3167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6875">
            <text:p>2687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1797">
            <text:p>3179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880">
            <text:p>2688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1849">
            <text:p>3184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7053">
            <text:p>2705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1897">
            <text:p>31897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7177">
            <text:p>27177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2156">
            <text:p>3215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7390">
            <text:p>2739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2239">
            <text:p>32239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7394">
            <text:p>27394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2245">
            <text:p>32245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float" office:value="27460">
            <text:p>2746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2317">
            <text:p>3231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7480">
            <text:p>2748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2355">
            <text:p>32355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 office:value-type="float" office:value="27657">
            <text:p>2765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2427">
            <text:p>32427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float" office:value="27979">
            <text:p>2797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2445">
            <text:p>3244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8101">
            <text:p>2810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32456">
            <text:p>32456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322">
            <text:p>2832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2471">
            <text:p>3247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375">
            <text:p>2837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2488">
            <text:p>3248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425">
            <text:p>2842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2520">
            <text:p>3252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8956">
            <text:p>28956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2623">
            <text:p>3262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967">
            <text:p>28967</text:p>
          </table:table-cell>
          <table:table-cell office:value-type="float" office:value="2">
            <text:p>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4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31/03/2014</text:date>, <text:time>13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20:32</meta:creation-date>
    <meta:generator>OpenOffice.org/3.4$Unix OpenOffice.org_project/340m1$Build-9590</meta:generator>
    <dc:date>2014-03-31T13:57:14</dc:date>
    <meta:editing-duration>PT10H27M32S</meta:editing-duration>
    <meta:editing-cycles>11</meta:editing-cycles>
    <meta:print-date>2013-04-05T20:32:25</meta:print-date>
    <meta:document-statistic meta:table-count="3" meta:cell-count="151" meta:object-count="0"/>
  </office:meta>
</office:document-meta>
</file>